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3"/>
      <text:p text:style-name="P1">#Check if script was run as root. Exit if false.</text:p>
      <text:p text:style-name="P1">if [ $UID -ne 0 ]; then</text:p>
      <text:p text:style-name="P2"><text:s text:c="2"/><text:span text:style-name="T1">echo "Please run this script as root."</text:span></text:p>
      <text:p text:style-name="P2"><text:s text:c="2"/><text:span text:style-name="T1">exit</text:span></text:p>
      <text:p text:style-name="P1">fi</text:p>
      <text:p text:style-name="P3"/>
      <text:p text:style-name="P1"># Define Variables</text:p>
      <text:p text:style-name="P1">output=$HOME/research/sys_info.txt</text:p>
      <text:p text:style-name="P1">ip=$(ip addr | grep inet | tail -2 | head -1)</text:p>
      <text:p text:style-name="P1">execs=$(sudo find /home -type f -perm 777 2&gt;/dev/null)</text:p>
      <text:p text:style-name="P1">cpu=$(lscpu | grep CPU)</text:p>
      <text:p text:style-name="P1">disk=$(df -H | head -2)</text:p>
      <text:p text:style-name="P3"/>
      <text:p text:style-name="P1"># Define Lists to use later</text:p>
      <text:p text:style-name="P1">commands=(</text:p>
      <text:p text:style-name="P2"><text:s text:c="2"/><text:span text:style-name="T1">'date'</text:span></text:p>
      <text:p text:style-name="P2"><text:s text:c="2"/><text:span text:style-name="T1">'uname -a'</text:span></text:p>
      <text:p text:style-name="P2"><text:s text:c="2"/><text:span text:style-name="T1">'hostname -s'</text:span></text:p>
      <text:p text:style-name="P1">)</text:p>
      <text:p text:style-name="P3"/>
      <text:p text:style-name="P1">files=(</text:p>
      <text:p text:style-name="P2"><text:s text:c="2"/><text:span text:style-name="T1">'/etc/passwd'</text:span></text:p>
      <text:p text:style-name="P2"><text:s text:c="2"/><text:span text:style-name="T1">'/etc/shadow'</text:span></text:p>
      <text:p text:style-name="P1">)</text:p>
      <text:p text:style-name="P3"/>
      <text:p text:style-name="P1">#Check for research directory. Create it if needed.</text:p>
      <text:p text:style-name="P1">if [ ! -d $HOME/research ]; then</text:p>
      <text:p text:style-name="P2"><text:s text:c="2"/><text:span text:style-name="T1">mkdir $HOME/research</text:span></text:p>
      <text:p text:style-name="P1">fi</text:p>
      <text:p text:style-name="P3"/>
      <text:p text:style-name="P1"># Check for output file. Clear it if needed.</text:p>
      <text:p text:style-name="P1">if [ -f $output ]; then</text:p>
      <text:p text:style-name="P2"><text:s text:c="2"/><text:span text:style-name="T1">&gt;$output</text:span></text:p>
      <text:p text:style-name="P1">fi</text:p>
      <text:p text:style-name="P3"/>
      <text:p text:style-name="P1">##################################################</text:p>
      <text:p text:style-name="P1">#Start Script</text:p>
      <text:p text:style-name="P3"/>
      <text:p text:style-name="P1">echo "A Quick System Audit Script" &gt;&gt;$output</text:p>
      <text:p text:style-name="P1">echo "" &gt;&gt;$output</text:p>
      <text:p text:style-name="P3"/>
      <text:p text:style-name="P1">for x in {0..2}; do</text:p>
      <text:p text:style-name="P2"><text:s text:c="2"/><text:span text:style-name="T1">results=$(${commands[$x]})</text:span></text:p>
      <text:p text:style-name="P2"><text:s text:c="2"/><text:span text:style-name="T1">echo "Results of "${commands[$x]}" command:" &gt;&gt;$output</text:span></text:p>
      <text:p text:style-name="P2"><text:s text:c="2"/><text:span text:style-name="T1">echo $results &gt;&gt;$output</text:span></text:p>
      <text:p text:style-name="P2"><text:s text:c="2"/><text:span text:style-name="T1">echo "" &gt;&gt;$output</text:span></text:p>
      <text:p text:style-name="P1">done</text:p>
      <text:p text:style-name="P3"/>
      <text:p text:style-name="P1"># Display Machine type</text:p>
      <text:p text:style-name="P1">echo "Machine Type Info:" &gt;&gt;$output</text:p>
      <text:p text:style-name="P1">echo -e "$MACHTYPE \n" &gt;&gt;$output</text:p>
      <text:p text:style-name="P3"/>
      <text:p text:style-name="P1"># Display IP Address info</text:p>
      <text:p text:style-name="P1">echo -e "IP Info:" &gt;&gt;$output</text:p>
      <text:p text:style-name="P1">echo -e "$ip \n" &gt;&gt;$output</text:p>
      <text:p text:style-name="P3"/>
      <text:p text:style-name="P1"># Display Memory usage</text:p>
      <text:p text:style-name="P1"><text:soft-page-break/>echo -e "\nMemory Info:" &gt;&gt;$output</text:p>
      <text:p text:style-name="P1">free &gt;&gt;$output</text:p>
      <text:p text:style-name="P3"/>
      <text:p text:style-name="P1">#Display CPU usage</text:p>
      <text:p text:style-name="P1">echo -e "\nCPU Info:" &gt;&gt;$output</text:p>
      <text:p text:style-name="P1">lscpu | grep CPU &gt;&gt;$output</text:p>
      <text:p text:style-name="P3"/>
      <text:p text:style-name="P1"># Display Disk usage</text:p>
      <text:p text:style-name="P1">echo -e "\nDisk Usage:" &gt;&gt;$output</text:p>
      <text:p text:style-name="P1">df -H | head -2 &gt;&gt;$output</text:p>
      <text:p text:style-name="P3"/>
      <text:p text:style-name="P1">#Display who is logged in</text:p>
      <text:p text:style-name="P1">echo -e "\nCurrent user login information: \n $(who -a) \n" &gt;&gt;$output</text:p>
      <text:p text:style-name="P3"/>
      <text:p text:style-name="P1"># Display DNS Info</text:p>
      <text:p text:style-name="P1">echo "DNS Servers: " &gt;&gt;$output</text:p>
      <text:p text:style-name="P1">cat /etc/resolv.conf &gt;&gt;$output</text:p>
      <text:p text:style-name="P3"/>
      <text:p text:style-name="P1"># List exec files</text:p>
      <text:p text:style-name="P1">echo -e "\nexec Files:" &gt;&gt;$output</text:p>
      <text:p text:style-name="P1">for exec in $execs; do</text:p>
      <text:p text:style-name="P2"><text:s text:c="2"/><text:span text:style-name="T1">echo $exec &gt;&gt;$output</text:span></text:p>
      <text:p text:style-name="P1">done</text:p>
      <text:p text:style-name="P3"/>
      <text:p text:style-name="P1"># List top 10 processes</text:p>
      <text:p text:style-name="P1">echo -e "\nTop 10 Processes" &gt;&gt;$output</text:p>
      <text:p text:style-name="P1">ps aux --sort -%mem | awk {'print $1, $2, $3, $4, $11'} | head &gt;&gt;$output</text:p>
      <text:p text:style-name="P3"/>
      <text:p text:style-name="P1"># Check the permissions on files</text:p>
      <text:p text:style-name="P1">echo -e "\nThe permissions for sensitive /etc files: \n" &gt;&gt;$output</text:p>
      <text:p text:style-name="P1">for file in ${files[@]}; do</text:p>
      <text:p text:style-name="P2"><text:s text:c="2"/><text:span text:style-name="T1">ls -l $file &gt;&gt;$output</text:span></text:p>
      <text:p text:style-name="P5">don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29:39.630000000</meta:creation-date>
    <dc:date>2021-06-23T18:32:48.491000000</dc:date>
    <meta:editing-duration>PT3M9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73" meta:word-count="310" meta:character-count="1845" meta:non-whitespace-character-count="1579"/>
  </office:meta>
</office:document-meta>
</file>